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E000001C277F871EFDB8E7021.png" manifest:media-type="image/png"/>
  <manifest:file-entry manifest:full-path="Pictures/10000000000003CC000001059861738FD29E754A.png" manifest:media-type="image/png"/>
  <manifest:file-entry manifest:full-path="Pictures/10000000000003BD0000009EC650A738BE67CB51.png" manifest:media-type="image/png"/>
  <manifest:file-entry manifest:full-path="Pictures/10000000000003CB000000728BC90BD99EF59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7d9" officeooo:paragraph-rsid="000ac7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8</text:p>
      <text:p text:style-name="P1"><draw:frame draw:style-name="fr1" draw:name="Figura4" text:anchor-type="paragraph" svg:width="17cm" svg:height="4.563cm" draw:z-index="0"><draw:image xlink:href="Pictures/10000000000003CC000001059861738FD29E754A.png" xlink:type="simple" xlink:show="embed" xlink:actuate="onLoad"/></draw:frame></text:p>
      <text:p text:style-name="P1"><draw:frame draw:style-name="fr2" draw:name="Figura5" text:anchor-type="paragraph" svg:width="17cm" svg:height="7.985cm" draw:z-index="1"><draw:image xlink:href="Pictures/10000000000003BE000001C277F871EFDB8E7021.png" xlink:type="simple" xlink:show="embed" xlink:actuate="onLoad"/></draw:frame></text:p>
      <text:p text:style-name="P1"><draw:frame draw:style-name="fr2" draw:name="Figura6" text:anchor-type="paragraph" svg:width="17cm" svg:height="2.806cm" draw:z-index="2"><draw:image xlink:href="Pictures/10000000000003BD0000009EC650A738BE67CB51.png" xlink:type="simple" xlink:show="embed" xlink:actuate="onLoad"/></draw:frame></text:p>
      <text:p text:style-name="P1"><draw:frame draw:style-name="fr2" draw:name="Figura7" text:anchor-type="paragraph" svg:width="17cm" svg:height="1.995cm" draw:z-index="3"><draw:image xlink:href="Pictures/10000000000003CB000000728BC90BD99EF590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27:21.761000000</meta:creation-date>
    <dc:date>2018-04-03T16:30:10.407000000</dc:date>
    <meta:editing-duration>PT2M47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2" meta:non-whitespace-character-count="2"/>
  </office:meta>
</office:document-meta>
</file>